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9.2cm" svg:height="0.962cm" svg:x="4.8cm" svg:y="3.7cm">
          <draw:text-box>
            <text:p>Step 1: formulate hypothesis</text:p>
          </draw:text-box>
        </draw:frame>
        <draw:frame draw:style-name="gr1" draw:layer="layout" svg:width="9.2cm" svg:height="0.962cm" svg:x="16.2cm" svg:y="3.7cm">
          <draw:text-box>
            <text:p>Step 3: infer new information</text:p>
          </draw:text-box>
        </draw:frame>
        <draw:frame draw:style-name="gr1" draw:layer="layout" svg:width="9.2cm" svg:height="0.962cm" svg:x="11cm" svg:y="7.438cm">
          <draw:text-box>
            <text:p>Step 2: validate hypothesis</text:p>
          </draw:text-box>
        </draw:frame>
        <draw:line draw:style-name="gr2" draw:text-style-name="P1" draw:layer="layout" svg:x1="12.4cm" svg:y1="4.8cm" svg:x2="14.2cm" svg:y2="7cm">
          <text:p/>
        </draw:line>
        <draw:line draw:style-name="gr2" draw:text-style-name="P1" draw:layer="layout" svg:x1="15.2cm" svg:y1="7cm" svg:x2="17cm" svg:y2="5cm">
          <text:p/>
        </draw:line>
        <draw:line draw:style-name="gr2" draw:text-style-name="P1" draw:layer="layout" svg:x1="16.4cm" svg:y1="3.6cm" svg:x2="12.8cm" svg:y2="3.6cm">
          <text:p/>
        </draw:lin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WenQuanYi Zen Hei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WenQuanYi Zen Hei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WenQuanYi Zen Hei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ophe Rigaud</meta:initial-creator>
    <meta:creation-date>2014-01-26T22:29:26.660740275</meta:creation-date>
    <dc:date>2014-06-27T18:42:56.202500069</dc:date>
    <dc:creator>Christophe Rigaud</dc:creator>
    <meta:editing-duration>PT20M52S</meta:editing-duration>
    <meta:editing-cycles>5</meta:editing-cycles>
    <meta:generator>LibreOffice/4.1.2.3$Linux_X86_64 LibreOffice_project/40b2d7fde7e8d2d7bc5a449dc65df4d08a7dd38</meta:generator>
    <meta:document-statistic meta:object-count="29"/>
  </office:meta>
</office:document-meta>
</file>